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officeooo:rsid="000c3e5a" officeooo:paragraph-rsid="00060b58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officeooo:rsid="000ab9db" officeooo:paragraph-rsid="00060b58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paragraph-rsid="00060b58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officeooo:paragraph-rsid="00060b58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0ab9db"/>
    </style:style>
    <style:style style:name="T3" style:family="text">
      <style:text-properties style:font-name="Liberation Serif" officeooo:rsid="000c3e5a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16pt" officeooo:rsid="000ab9db" style:font-size-asian="16pt" style:font-size-complex="16pt"/>
    </style:style>
    <style:style style:name="T6" style:family="text">
      <style:text-properties officeooo:rsid="000ab9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5">Referaatti:</text:span><text:a xlink:type="simple" xlink:href="https://www.cs.helsinki.fi/u/mluukkai/ohtu/ilves-kandi.pdf" text:style-name="Internet_20_link" text:visited-style-name="Visited_20_Internet_20_Link"><text:span text:style-name="T4">Scrumban-menetelmän käyttö ketterässä ohjelmistokehityksessä</text:span></text:a></text:p>
      <text:p text:style-name="P4"/>
      <text:p text:style-name="P2">Ensimmäiset kuusi sivua selittivät luennoilta tutut asiat, joten en näe syytä sen selittämiseen uudestaan.</text:p>
      <text:p text:style-name="P2"/>
      <text:p text:style-name="P3"><text:span text:style-name="T6">K</text:span><text:span text:style-name="T2">anban juurtaa juurensa Toyota lean menetälmästä ja ensimmäinen versio siitä oli ohjelmistokehityksessä </text:span><text:span text:style-name="T1">Rumpu-Puskuri-Köysi-menetelmä </text:span><text:span text:style-name="T2">jota kehitettiin eteenpäin.</text:span></text:p>
      <text:p text:style-name="P3"><text:span text:style-name="T2"/></text:p>
      <text:p text:style-name="P3"><text:span text:style-name="T2">Kanban on scrumi ilman sprintti osuutta joka tulee selville lainauksista: ”Kanban ohjaa kehitysryhmää visualisoimaan työnkulkua, rajoitta</text:span><text:span text:style-name="T1">maan keskeneräisen työn määrää ja jatkuvasti kehittämään käytänteitään. </text:span><text:span text:style-name="T2">K</text:span><text:span text:style-name="T1">ehitysryhmä voi itse päättää milloin suunnitella tuotetta, keskustella prosessin kehittämisestä ja julkaista tuotteen valmiit toiminnot.” </text:span><text:span text:style-name="T2">Muita eroja on kanban taulu </text:span><text:span text:style-name="T3">ja enemmän palaverejä.</text:span></text:p>
      <text:p text:style-name="P3"><text:span text:style-name="T3"/></text:p>
      <text:p text:style-name="P1"><text:span text:style-name="T1">Vaikka kanban kuulostaa scrumimaiselta, mutta on todettu että kanban antaa liikaa vapauksia ja vaatii todella korkean moraalin tiimiin saadakseen jotain aikaiseksi.</text:span></text:p>
      <text:p text:style-name="P1"><text:span text:style-name="T1"/></text:p>
      <text:p text:style-name="P1"><text:span text:style-name="T1">Niinpä tuli scrumban. Scrumban tiimi valitsee itse miten yhdistää molempia periaatteita ja täten noudattaa agile periaatteita enemmän kuin scrumin määritetyt iteraatiot, ja mahdollistaa enemmän itsekuria kuin kanban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1T17:42:33.307671069</meta:creation-date>
    <dc:date>2017-12-11T17:42:54.874440556</dc:date>
    <meta:editing-duration>PT21S</meta:editing-duration>
    <meta:editing-cycles>1</meta:editing-cycles>
    <meta:document-statistic meta:table-count="0" meta:image-count="0" meta:object-count="0" meta:page-count="1" meta:paragraph-count="6" meta:word-count="128" meta:character-count="1117" meta:non-whitespace-character-count="994"/>
    <meta:generator>LibreOffice/5.1.6.2$Linux_X86_64 LibreOffice_project/10m0$Build-2</meta:generator>
  </office:meta>
</office:document-meta>
</file>